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548cm" svg:height="0.766cm" draw:transform="rotate (-1.55264490257416) translate (5.2946214128368cm 2.7704977257257cm)" svg:viewBox="0 0 5549 767" svg:d="M138 708c340 31 1565 44 2285 55 719 9 2718-2 3091-9 129 5-139-710-252-710-368 1-1608 83-2444 90-836 11-2407-82-2764-134-121-16-16 698 84 708z">
          <text:p/>
        </draw:path>
        <draw:path draw:style-name="gr1" draw:text-style-name="P1" draw:layer="layout" svg:width="0.977cm" svg:height="2.685cm" draw:transform="skewX (-0.0010471975511966) rotate (-1.55212130379856) translate (6.31370660916361cm 2.0903222327436cm)" svg:viewBox="0 0 978 2686" svg:d="M978 2604c-82-404-197-2005-164-2255-2-166-799-465-812-301-18 475 91 2040 182 2489 43 185 801 186 794 67z">
          <text:p/>
        </draw:path>
        <draw:path draw:style-name="gr1" draw:text-style-name="P1" draw:layer="layout" svg:width="0.903cm" svg:height="0.661cm" draw:transform="skewX (0.00122173047639601) rotate (-2.15687788961459) translate (5.4226401432275cm 2.772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cm" draw:transform="skewX (0.00244346095279196) rotate (-2.15652882376419) translate (4.3248895804584cm 2.45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59) rotate (-2.1556561591382) translate (6.5747906519277cm 2.25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042cm" svg:height="2.671cm" draw:transform="skewX (0.000872664625997161) rotate (-1.55194677087336) translate (6.3543652960857cm 7.8842917469207cm)" svg:viewBox="0 0 1043 2672" svg:d="M1043 2572c-83-404-242-1976-230-2247-6-137-813-442-812-278-14 435 179 2155 255 2491 43 185 797 160 787 34z">
          <text:p/>
        </draw:path>
        <draw:path draw:style-name="gr1" draw:text-style-name="P1" draw:layer="layout" svg:width="0.902cm" svg:height="0.661cm" draw:transform="skewX (0.001221730476396) rotate (-2.1556561591382) translate (5.47062398526099cm 8.00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195) rotate (-2.15652882376419) translate (4.3898895804584cm 8.313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1cm" draw:transform="skewX (0.00244346095279195) rotate (-2.1556561591382) translate (6.639640332617cm 8.04235618810029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77cm" svg:height="2.685cm" draw:transform="skewX (-0.0010471975511966) rotate (-1.55212130379856) translate (6.3137066091636cm 0.697322232743602cm)" svg:viewBox="0 0 978 2686" svg:d="M978 2604c-82-404-197-2005-164-2255-2-166-799-465-812-301-18 475 91 2040 182 2489 43 185 801 186 794 67z">
          <text:p/>
        </draw:path>
        <draw:path draw:style-name="gr1" draw:text-style-name="P1" draw:layer="layout" svg:width="0.902cm" svg:height="0.66cm" draw:transform="skewX (0.00244346095279206) rotate (-2.15652882376419) translate (4.3248895804584cm 1.066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6) rotate (-2.1556561591382) translate (6.57479065192769cm 0.857462499827902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45:32.374000000</dc:date>
    <meta:editing-duration>PT3M7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